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break-before="page"/>
    </style:style>
    <style:style style:name="P10" style:family="paragraph" style:parent-style-name="Standard" style:list-style-name="L1"/>
    <style:style style:name="P11" style:family="paragraph" style:parent-style-name="Heading_20_1" style:master-page-name="First_20_Page">
      <style:paragraph-properties style:page-number="auto"/>
    </style:style>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364736656" text:id="ct364736656">
          <text:insertion>
            <office:change-info>
              <dc:creator>Bob Jacobsen</dc:creator>
              <dc:date>2012-07-22T20:45:00</dc:date>
            </office:change-info>
          </text:insertion>
        </text:changed-region>
        <text:changed-region xml:id="ct376075472" text:id="ct376075472">
          <text:deletion>
            <office:change-info>
              <dc:creator>Bob Jacobsen</dc:creator>
              <dc:date>2012-07-22T20:45:00</dc:date>
            </office:change-info>
            <text:h text:style-name="Heading_20_2" text:outline-level="2"/>
            <text:p text:style-name="Standard"/>
          </text:deletion>
        </text:changed-region>
        <text:changed-region xml:id="ct364495008" text:id="ct364495008">
          <text:insertion>
            <office:change-info>
              <dc:creator>Bob Jacobsen</dc:creator>
              <dc:date>2012-05-14T07:50:00</dc:date>
            </office:change-info>
          </text:insertion>
        </text:changed-region>
        <text:changed-region xml:id="ct364494880" text:id="ct364494880">
          <text:deletion>
            <office:change-info>
              <dc:creator>Bob Jacobsen</dc:creator>
              <dc:date>2012-05-14T07:50:00</dc:date>
            </office:change-info>
            <text:p text:style-name="Standard">es</text:p>
          </text:deletion>
        </text:changed-region>
        <text:changed-region xml:id="ct501707472" text:id="ct501707472">
          <text:insertion>
            <office:change-info>
              <dc:creator>Bob Jacobsen</dc:creator>
              <dc:date>2012-05-14T07:51:00</dc:date>
            </office:change-info>
          </text:insertion>
        </text:changed-region>
        <text:changed-region xml:id="ct476716560" text:id="ct476716560">
          <text:deletion>
            <office:change-info>
              <dc:creator>Bob Jacobsen</dc:creator>
              <dc:date>2012-05-14T07:50:00</dc:date>
            </office:change-info>
            <text:p text:style-name="Standard"><text:s/>are strongly suggested</text:p>
          </text:deletion>
        </text:changed-region>
        <text:changed-region xml:id="ct476716720" text:id="ct476716720">
          <text:deletion>
            <office:change-info>
              <dc:creator>Bob Jacobsen</dc:creator>
              <dc:date>2012-05-14T07:50:00</dc:date>
            </office:change-info>
            <text:p text:style-name="Standard">; </text:p>
          </text:deletion>
        </text:changed-region>
        <text:changed-region xml:id="ct501707568" text:id="ct501707568">
          <text:insertion>
            <office:change-info>
              <dc:creator>Bob Jacobsen</dc:creator>
              <dc:date>2012-05-14T07:50:00</dc:date>
            </office:change-info>
          </text:insertion>
        </text:changed-region>
        <text:changed-region xml:id="ct476715280" text:id="ct476715280">
          <text:insertion>
            <office:change-info>
              <dc:creator>Bob Jacobsen</dc:creator>
              <dc:date>2012-05-14T07:51:00</dc:date>
            </office:change-info>
          </text:insertion>
        </text:changed-region>
        <text:changed-region xml:id="ct501707904" text:id="ct501707904">
          <text:insertion>
            <office:change-info>
              <dc:creator>Bob Jacobsen</dc:creator>
              <dc:date>2012-05-14T07:46:00</dc:date>
            </office:change-info>
          </text:insertion>
        </text:changed-region>
        <text:changed-region xml:id="ct476851488" text:id="ct476851488">
          <text:insertion>
            <office:change-info>
              <dc:creator>Bob Jacobsen</dc:creator>
              <dc:date>2012-05-14T07:47:00</dc:date>
            </office:change-info>
          </text:insertion>
        </text:changed-region>
        <text:changed-region xml:id="ct476851584" text:id="ct476851584">
          <text:deletion>
            <office:change-info>
              <dc:creator>Bob Jacobsen</dc:creator>
              <dc:date>2012-05-14T07:46:00</dc:date>
            </office:change-info>
            <text:p text:style-name="Standard"><text:s/>could also be used, but in that case </text:p>
          </text:deletion>
        </text:changed-region>
        <text:changed-region xml:id="ct476851248" text:id="ct476851248">
          <text:insertion>
            <office:change-info>
              <dc:creator>Bob Jacobsen</dc:creator>
              <dc:date>2012-05-14T07:46:00</dc:date>
            </office:change-info>
          </text:insertion>
        </text:changed-region>
        <text:changed-region xml:id="ct476623328" text:id="ct476623328">
          <text:insertion>
            <office:change-info>
              <dc:creator>Bob Jacobsen</dc:creator>
              <dc:date>2012-05-14T07:46:00</dc:date>
            </office:change-info>
          </text:insertion>
        </text:changed-region>
        <text:changed-region xml:id="ct476851680" text:id="ct476851680">
          <text:deletion>
            <office:change-info>
              <dc:creator>Bob Jacobsen</dc:creator>
              <dc:date>2012-05-14T07:46:00</dc:date>
            </office:change-info>
            <text:p text:style-name="Standard">provide a way to know which is use.</text:p>
          </text:deletion>
        </text:changed-region>
        <text:changed-region xml:id="ct476714048" text:id="ct476714048">
          <text:insertion>
            <office:change-info>
              <dc:creator>Bob Jacobsen</dc:creator>
              <dc:date>2012-05-14T07:46:00</dc:date>
            </office:change-info>
          </text:insertion>
        </text:changed-region>
        <text:changed-region xml:id="ct476851776" text:id="ct476851776">
          <text:insertion>
            <office:change-info>
              <dc:creator>Bob Jacobsen</dc:creator>
              <dc:date>2012-05-14T07:47:00</dc:date>
            </office:change-info>
          </text:insertion>
        </text:changed-region>
        <text:changed-region xml:id="ct364335088" text:id="ct364335088">
          <text:deletion>
            <office:change-info>
              <dc:creator>Bob Jacobsen</dc:creator>
              <dc:date>2011-03-11T11:06:00</dc:date>
            </office:change-info>
            <text:p text:style-name="Standard">extensively</text:p>
          </text:deletion>
        </text:changed-region>
        <text:changed-region xml:id="ct364335200" text:id="ct364335200">
          <text:insertion>
            <office:change-info>
              <dc:creator>Bob Jacobsen</dc:creator>
              <dc:date>2011-03-11T11:06:00</dc:date>
            </office:change-info>
          </text:insertion>
        </text:changed-region>
        <text:changed-region xml:id="ct364334944" text:id="ct364334944">
          <text:insertion>
            <office:change-info>
              <dc:creator>Bob Jacobsen</dc:creator>
              <dc:date>2011-03-11T11:06:00</dc:date>
            </office:change-info>
          </text:insertion>
        </text:changed-region>
        <text:changed-region xml:id="ct476621376" text:id="ct476621376">
          <text:deletion>
            <office:change-info>
              <dc:creator>Bob Jacobsen</dc:creator>
              <dc:date>2011-03-11T11:06:00</dc:date>
            </office:change-info>
            <text:p text:style-name="Standard">total </text:p>
          </text:deletion>
        </text:changed-region>
        <text:changed-region xml:id="ct364335296" text:id="ct364335296">
          <text:insertion>
            <office:change-info>
              <dc:creator>Bob Jacobsen</dc:creator>
              <dc:date>2011-03-11T11:06:00</dc:date>
            </office:change-info>
          </text:insertion>
        </text:changed-region>
        <text:changed-region xml:id="ct364335424" text:id="ct364335424">
          <text:insertion>
            <office:change-info>
              <dc:creator>Bob Jacobsen</dc:creator>
              <dc:date>2011-03-11T11:05:00</dc:date>
            </office:change-info>
          </text:insertion>
        </text:changed-region>
        <text:changed-region xml:id="ct364335520" text:id="ct364335520">
          <text:insertion>
            <office:change-info>
              <dc:creator>Bob Jacobsen</dc:creator>
              <dc:date>2011-03-11T11:06:00</dc:date>
            </office:change-info>
          </text:insertion>
        </text:changed-region>
        <text:changed-region xml:id="ct476852368" text:id="ct476852368">
          <text:insertion>
            <office:change-info>
              <dc:creator>Bob Jacobsen</dc:creator>
              <dc:date>2011-06-01T05:00:00</dc:date>
            </office:change-info>
          </text:insertion>
        </text:changed-region>
        <text:changed-region xml:id="ct280860592" text:id="ct280860592">
          <text:insertion>
            <office:change-info>
              <dc:creator>Bob Jacobsen</dc:creator>
              <dc:date>2011-06-01T04:52:00</dc:date>
            </office:change-info>
          </text:insertion>
        </text:changed-region>
        <text:changed-region xml:id="ct280860688" text:id="ct280860688">
          <text:insertion>
            <office:change-info>
              <dc:creator>Bob Jacobsen</dc:creator>
              <dc:date>2011-06-01T04:55:00</dc:date>
            </office:change-info>
          </text:insertion>
        </text:changed-region>
        <text:changed-region xml:id="ct476585008" text:id="ct476585008">
          <text:insertion>
            <office:change-info>
              <dc:creator>Bob Jacobsen</dc:creator>
              <dc:date>2011-06-01T04:56:00</dc:date>
            </office:change-info>
          </text:insertion>
        </text:changed-region>
        <text:changed-region xml:id="ct502039088" text:id="ct502039088">
          <text:insertion>
            <office:change-info>
              <dc:creator>Bob Jacobsen</dc:creator>
              <dc:date>2011-06-01T04:52:00</dc:date>
            </office:change-info>
          </text:insertion>
        </text:changed-region>
        <text:changed-region xml:id="ct502017888" text:id="ct502017888">
          <text:insertion>
            <office:change-info>
              <dc:creator>Bob Jacobsen</dc:creator>
              <dc:date>2011-06-01T04:57:00</dc:date>
            </office:change-info>
          </text:insertion>
        </text:changed-region>
        <text:changed-region xml:id="ct476434400" text:id="ct476434400">
          <text:insertion>
            <office:change-info>
              <dc:creator>Bob Jacobsen</dc:creator>
              <dc:date>2011-06-01T04:58:00</dc:date>
            </office:change-info>
          </text:insertion>
        </text:changed-region>
        <text:changed-region xml:id="ct502018160" text:id="ct502018160">
          <text:deletion>
            <office:change-info>
              <dc:creator>Bob Jacobsen</dc:creator>
              <dc:date>2011-06-01T04:59:00</dc:date>
            </office:change-info>
            <text:p text:style-name="Standard"/>
            <text:p text:style-name="Standard"/>
          </text:deletion>
        </text:changed-region>
        <text:changed-region xml:id="ct502039376" text:id="ct502039376">
          <text:deletion>
            <office:change-info>
              <dc:creator>Bob Jacobsen</dc:creator>
              <dc:date>2011-06-01T04:56:00</dc:date>
            </office:change-info>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deletion>
        </text:changed-region>
        <text:changed-region xml:id="ct502039280" text:id="ct502039280">
          <text:deletion>
            <office:change-info>
              <dc:creator>Bob Jacobsen</dc:creator>
              <dc:date>2011-06-01T04:59:00</dc:date>
            </office:change-info>
            <text:p text:style-name="Standard"/>
            <text:p text:style-name="Standard">Non-global IP addresses (called out as specific ranges in the Standard) will require </text:p>
          </text:deletion>
        </text:changed-region>
        <text:changed-region xml:id="ct476636224" text:id="ct476636224">
          <text:deletion>
            <office:change-info>
              <dc:creator>Bob Jacobsen</dc:creator>
              <dc:date>2011-03-12T23:47:00</dc:date>
            </office:change-info>
            <text:p text:style-name="Standard">another</text:p>
          </text:deletion>
        </text:changed-region>
        <text:changed-region xml:id="ct502039184" text:id="ct502039184">
          <text:deletion>
            <office:change-info>
              <dc:creator>Bob Jacobsen</dc:creator>
              <dc:date>2011-06-01T04:59:00</dc:date>
            </office:change-info>
            <text:p text:style-name="Standard"><text:s/>algorithm.</text:p>
          </text:deletion>
        </text:changed-region>
        <text:changed-region xml:id="ct476641616" text:id="ct476641616">
          <text:deletion>
            <office:change-info>
              <dc:creator>Bob Jacobsen</dc:creator>
              <dc:date>2011-03-12T23:47:00</dc:date>
            </office:change-info>
            <text:p text:style-name="Standard"><text:s/></text:p>
          </text:deletion>
        </text:changed-region>
        <text:changed-region xml:id="ct476641520" text:id="ct476641520">
          <text:deletion>
            <office:change-info>
              <dc:creator>Bob Jacobsen</dc:creator>
              <dc:date>2011-06-01T04:59:00</dc:date>
            </office:change-info>
            <text:p text:style-name="Standard">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deletion>
        </text:changed-region>
        <text:changed-region xml:id="ct280862992" text:id="ct280862992">
          <text:insertion>
            <office:change-info>
              <dc:creator>Bob Jacobsen</dc:creator>
              <dc:date>2011-06-01T04:59:00</dc:date>
            </office:change-info>
          </text:insertion>
        </text:changed-region>
        <text:changed-region xml:id="ct502018256" text:id="ct502018256">
          <text:insertion>
            <office:change-info>
              <dc:creator>Bob Jacobsen</dc:creator>
              <dc:date>2011-06-01T05:01:00</dc:date>
            </office:change-info>
          </text:insertion>
        </text:changed-region>
        <text:changed-region xml:id="ct502018352" text:id="ct502018352">
          <text:insertion>
            <office:change-info>
              <dc:creator>Bob Jacobsen</dc:creator>
              <dc:date>2011-06-01T05:02:00</dc:date>
            </office:change-info>
          </text:insertion>
        </text:changed-region>
        <text:changed-region xml:id="ct364334000" text:id="ct364334000">
          <text:deletion>
            <office:change-info>
              <dc:creator>Bob Jacobsen</dc:creator>
              <dc:date>2011-03-11T11:07:00</dc:date>
            </office:change-info>
            <text:p text:style-name="Standard">actual</text:p>
          </text:deletion>
        </text:changed-region>
        <text:changed-region xml:id="ct476654880" text:id="ct476654880">
          <text:insertion>
            <office:change-info>
              <dc:creator>Bob Jacobsen</dc:creator>
              <dc:date>2011-03-11T11:07:00</dc:date>
            </office:change-info>
          </text:insertion>
        </text:changed-region>
        <text:changed-region xml:id="ct476608624" text:id="ct476608624">
          <text:deletion>
            <office:change-info>
              <dc:creator>Bob Jacobsen</dc:creator>
              <dc:date>2011-03-11T11:07:00</dc:date>
            </office:change-info>
            <text:p text:style-name="Standard"><text:span text:style-name="T1">actually </text:span></text:p>
          </text:deletion>
        </text:changed-region>
        <text:changed-region xml:id="ct476608480" text:id="ct476608480">
          <text:insertion>
            <office:change-info>
              <dc:creator>Bob Jacobsen</dc:creator>
              <dc:date>2011-03-11T11:07:00</dc:date>
            </office:change-info>
          </text:insertion>
        </text:changed-region>
        <text:changed-region xml:id="ct178293760" text:id="ct178293760">
          <text:insertion>
            <office:change-info>
              <dc:creator>Bob Jacobsen</dc:creator>
              <dc:date>2011-06-25T11:34:00</dc:date>
            </office:change-info>
          </text:insertion>
        </text:changed-region>
        <text:changed-region xml:id="ct178294336" text:id="ct178294336">
          <text:insertion>
            <office:change-info>
              <dc:creator>Bob Jacobsen</dc:creator>
              <dc:date>2011-06-25T11:34:00</dc:date>
            </office:change-info>
          </text:insertion>
        </text:changed-region>
        <text:changed-region xml:id="ct476639424" text:id="ct476639424">
          <text:deletion>
            <office:change-info>
              <dc:creator>Bob Jacobsen</dc:creator>
              <dc:date>2011-06-25T11:34:00</dc:date>
            </office:change-info>
            <text:p text:style-name="Standard">Requests for these blocks should be routinely granted once <text:span text:style-name="T1">the</text:span> requestor has identified himself.</text:p>
          </text:deletion>
        </text:changed-region>
        <text:changed-region xml:id="ct178294048" text:id="ct178294048">
          <text:insertion>
            <office:change-info>
              <dc:creator>Bob Jacobsen</dc:creator>
              <dc:date>2011-06-25T11:34:00</dc:date>
            </office:change-info>
          </text:insertion>
        </text:changed-region>
        <text:changed-region xml:id="ct178293856" text:id="ct178293856">
          <text:insertion>
            <office:change-info>
              <dc:creator>Bob Jacobsen</dc:creator>
              <dc:date>2011-06-25T11:35:00</dc:date>
            </office:change-info>
          </text:insertion>
        </text:changed-region>
        <text:changed-region xml:id="ct280857104" text:id="ct280857104">
          <text:insertion>
            <office:change-info>
              <dc:creator>Bob Jacobsen</dc:creator>
              <dc:date>2011-06-25T11:40:00</dc:date>
            </office:change-info>
          </text:insertion>
        </text:changed-region>
        <text:changed-region xml:id="ct280857504" text:id="ct280857504">
          <text:insertion>
            <office:change-info>
              <dc:creator>Bob Jacobsen</dc:creator>
              <dc:date>2011-06-25T11:41:00</dc:date>
            </office:change-info>
          </text:insertion>
        </text:changed-region>
        <text:changed-region xml:id="ct476645008" text:id="ct476645008">
          <text:insertion>
            <office:change-info>
              <dc:creator>Bob Jacobsen</dc:creator>
              <dc:date>2011-06-25T11:42:00</dc:date>
            </office:change-info>
          </text:insertion>
        </text:changed-region>
        <text:changed-region xml:id="ct280857248" text:id="ct280857248">
          <text:insertion>
            <office:change-info>
              <dc:creator>Bob Jacobsen</dc:creator>
              <dc:date>2011-06-25T11:43:00</dc:date>
            </office:change-info>
          </text:insertion>
        </text:changed-region>
        <text:changed-region xml:id="ct280856848" text:id="ct280856848">
          <text:insertion>
            <office:change-info>
              <dc:creator>Bob Jacobsen</dc:creator>
              <dc:date>2011-06-25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change-start text:change-id="ct364736656"/></text:h>
      <text:p text:style-name="Standard"><text:change-end text:change-id="ct364736656"/><text:change text:change-id="ct376075472"/>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text:change-start text:change-id="ct364495008"/>s<text:change-end text:change-id="ct364495008"/> do<text:change text:change-id="ct364494880"/>n't require any particular human-readable format<text:change-start text:change-id="ct501707472"/> for input and output<text:change-end text:change-id="ct501707472"/>, but hex-pairs with separators<text:change text:change-id="ct476716560"/>, e.g. 01.AB.34.01.CD.E3<text:change text:change-id="ct476716720"/><text:change-start text:change-id="ct501707568"/>, are<text:change-end text:change-id="ct501707568"/><text:change-start text:change-id="ct476715280"/> recommended by the Common Information TN. If<text:change-end text:change-id="ct476715280"/><text:change-start text:change-id="ct501707904"/><text:span text:style-name="T1"> any other format is used, including</text:span><text:change-end text:change-id="ct501707904"/><text:change-start text:change-id="ct476851488"/><text:span text:style-name="T1"> </text:span><text:change-end text:change-id="ct476851488"/>decimal pairs<text:change text:change-id="ct476851584"/><text:change-start text:change-id="ct476851248"/>, <text:change-end text:change-id="ct476851248"/>it's <text:change-start text:change-id="ct476623328"/>very <text:change-end text:change-id="ct476623328"/>important to <text:change text:change-id="ct476851680"/><text:change-start text:change-id="ct476714048"/>make it clear <text:change-end text:change-id="ct476714048"/><text:change-start text:change-id="ct476851776"/>how to interpret it.<text:change-end text:change-id="ct476851776"/></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364335088"/><text:change-start text:change-id="ct364335200"/>efficiently<text:change-end text:change-id="ct364335200"/> used. <text:s/>For example, most NMRA members will not design their own OpenLCB nodes and need to assign node IDs, but assigning a range to every member makes it easy for those who want to, at a <text:change-start text:change-id="ct364334944"/>total <text:change-end text:change-id="ct364334944"/>cost of only 0.000016 of the <text:change text:change-id="ct476621376"/><text:change-start text:change-id="ct364335296"/>available <text:change-end text:change-id="ct364335296"/>unique identifier space.</text:p>
      <text:p text:style-name="Standard">In these delegated assignments, the lower order byte(s) are self-assigned. The value of zero should be reserved, indicating that a number within the range hasn't been assigned. </text:p>
      <text:p text:style-name="P8">The high byte of each range is different for each type of assignment, making it easy to determine the allocation pattern in use for a particular unique identifier.<text:change-start text:change-id="ct364335424"/></text:p>
      <text:p text:style-name="P8">Allocations are meant to be unique forever, so the specification requires that new <text:change-end text:change-id="ct364335424"/><text:change-start text:change-id="ct364335520"/>allocation ranges not overlap existing ones, and allocation regions not be reused later.<text:change-end text:change-id="ct364335520"/></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8">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text:change-start text:change-id="ct476852368"/>a <text:change-end text:change-id="ct476852368"/>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change-start text:change-id="ct280860592"/></text:p>
      <text:p text:style-name="Standard">Initial experiments were done using 48-bit IPv4 addresses as components of unique identifiers, but this is no longer recommended for several reasons:</text:p>
      <text:list xml:id="list738364047" text:style-name="L1">
        <text:list-item>
          <text:p text:style-name="P10">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0">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0">I<text:change-end text:change-id="ct280860592"/><text:change-start text:change-id="ct280860688"/>Pv6 is coming. <text:s/>It provides addresses that are too large to use directly. Even before that happens, <text:change-end text:change-id="ct280860688"/><text:change-start text:change-id="ct476585008"/>the various issues of IPv4 to IPv6 mapping raise all sorts of questions about uniqueness of IPv4 addresses.<text:change-end text:change-id="ct476585008"/><text:change-start text:change-id="ct502039088"/></text:p>
        </text:list-item>
        <text:list-item>
          <text:p text:style-name="P10"><text:change-end text:change-id="ct502039088"/><text:change-start text:change-id="ct502017888"/>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text:change-end text:change-id="ct502017888"/><text:change-start text:change-id="ct476434400"/>Computers that have global internet access, even if they don't have a permanent and unique IP address, can still get a unique ID from an openlcb.org-provided service.<text:change-end text:change-id="ct476434400"/><text:change text:change-id="ct502018160"/><text:change text:change-id="ct502039376"/><text:change text:change-id="ct502039280"/><text:change text:change-id="ct476636224"/><text:change text:change-id="ct502039184"/><text:change text:change-id="ct476641616"/><text:change text:change-id="ct476641520"/><text:change-start text:change-id="ct280862992"/> <text:s/>These unique IDs are provided from a <text:soft-page-break/>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text:change-end text:change-id="ct280862992"/><text:change-start text:change-id="ct502018256"/>Programs without access to an ID-providing service must use some other mechanism, which<text:change-end text:change-id="ct502018256"/><text:change-start text:change-id="ct502018352"/> may boil down to prompting the user for a unique identifier assigned by one of the other mechanisms.<text:change-end text:change-id="ct502018352"/></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text:change text:change-id="ct364334000"/><text:change-start text:change-id="ct476654880"/>detailed<text:change-end text:change-id="ct476654880"/> use of these identifiers <text:span text:style-name="T1">is</text:span><text:change text:change-id="ct476608624"/><text:span text:style-name="T1">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xt:change-start text:change-id="ct476608480"/>r<text:change-end text:change-id="ct476608480"/>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ext:change-start text:change-id="ct178293760"/>Requests for these blocks should be routinely granted once <text:span text:style-name="T1">the</text:span> requestor has identified himself. <text:change-end text:change-id="ct178293760"/>The 24-bit blocks are slightly scarcer, but there are still almost 2<text:span text:style-name="T7">16</text:span> of them available by using additional values for byte 2. <text:s/><text:change-start text:change-id="ct178294336"/></text:p>
      <text:p text:style-name="Standard"><text:change-end text:change-id="ct178294336"/><text:change text:change-id="ct476639424"/><text:change-start text:change-id="ct178294048"/>An initial automated system for requesting and obtaining unique ID ranges is available at <text:a xlink:type="simple" xlink:href="http://openlcb.net/trunk/web/requestuidrange.php">http://openlcb.net/trunk/web/requestuidrange.php</text:a><text:change-end text:change-id="ct178294048"/><text:change-start text:change-id="ct178293856"/> and subsequent pages. <text:s/><text:change-end text:change-id="ct178293856"/></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h text:style-name="Heading_20_1" text:outline-level="1"><text:change-start text:change-id="ct280857104"/>Implementation Information</text:h>
      <text:p text:style-name="Standard">Specific unique ID assignments are stored in a MySQL database on the <text:a xlink:type="simple" xlink:href="http://openlcb.org/">http</text:a><text:change-end text:change-id="ct280857104"/><text:change-start text:change-id="ct280857504"/><text:a xlink:type="simple" xlink:href="http://openlcb.org/">://openlcb.org</text:a> website. The full list of assignments, include overall ranges from the specification and ranges assigned for spec<text:change-end text:change-id="ct280857504"/><text:change-start text:change-id="ct476645008"/>ific purposes and users, can be found on the <text:a xlink:type="simple" xlink:href="http://www.openlcb.org/trunk/web/viewuid.php">http://www.openlcb.org/trunk/web/viewuid.php</text:a> dynamic page.</text:p>
      <text:p text:style-name="Standard"><text:soft-page-break/>Automated allocation systems can be abused, and we don't want to give away large chunks of address space to automated requestors. <text:s/><text:change-end text:change-id="ct476645008"/><text:change-start text:change-id="ct280857248"/>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ue</text:span><text:change-end text:change-id="ct280857248"/><text:change-start text:change-id="ct280856848"/><text:span text:style-name="T1"> requests get allocations.</text:span><text:change-end text:change-id="ct28085684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pecification<text:tab/>1</text:p>
          <text:p text:style-name="P18"><text:s/>2.1 Introduction<text:tab/>1</text:p>
          <text:p text:style-name="P18"><text:s/>2.2 Intended Use<text:tab/>1</text:p>
          <text:p text:style-name="P18"><text:s/>2.3 References and Context<text:tab/>1</text:p>
          <text:p text:style-name="P18"><text:s/>2.4 Content and Format<text:tab/>1</text:p>
          <text:p text:style-name="P18"><text:s/>2.5 Allocation<text:tab/>1</text:p>
          <text:p text:style-name="P17"><text:s/>2.5.1 Unique identifiers assigned by manufacturers<text:tab/>2</text:p>
          <text:p text:style-name="P17"><text:s/>2.5.2 Unique identifiers assigned by members of organized groups<text:tab/>2</text:p>
          <text:p text:style-name="P17"><text:s/>2.5.3 Unique identifiers assigned by software at run-time<text:tab/>3</text:p>
          <text:p text:style-name="P17"><text:s/>2.5.4 Globally defined unique identifiers<text:tab/>4</text:p>
          <text:p text:style-name="P17"><text:s/>2.5.5 Unique identifiers assigned for use with locomotive control systems<text:tab/>4</text:p>
          <text:p text:style-name="P17"><text:s/>2.5.6 Unique identifier ranges assigned by request<text:tab/>4</text:p>
          <text:p text:style-name="P17"><text:s/>2.5.7 Reserved unique identifiers<text:tab/>4</text:p>
          <text:p text:style-name="P16"><text:s/>3 Implementation Information<text:tab/>4</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9pt" style:font-size-asian="9pt" style:font-size-complex="8pt"/>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 Unique Identifiers Technical Note</text:p>
      </style:header>
      <style:footer>
        <text:tracked-changes>
          <text:changed-region xml:id="ct476573712" text:id="ct476573712">
            <text:deletion>
              <office:change-info>
                <dc:creator>Bob Jacobsen</dc:creator>
                <dc:date>2011-07-23T20:06:00</dc:date>
              </office:change-info>
              <text:p text:style-name="MP2"><text:span text:style-name="MT1">Copyright 2010, by J. Day, D. Harris, B. Jacobsen, and A. Shepherd</text:span></text:p>
            </text:deletion>
          </text:changed-region>
          <text:changed-region xml:id="ct476435888" text:id="ct476435888">
            <text:insertion>
              <office:change-info>
                <dc:creator>Bob Jacobsen</dc:creator>
                <dc:date>2011-07-23T20:06:00</dc:date>
              </office:change-info>
            </text:insertion>
          </text:changed-region>
        </text:tracked-changes>
        <text:p text:style-name="MP2"><text:change text:change-id="ct476573712"/><text:change-start text:change-id="ct47643588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76435888"/><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07-22T20:46:01">7/22/2012</text:date></text:span></text:span></text:p>
      </style:footer>
    </style:master-page>
    <style:master-page style:name="First_20_Page" style:display-name="First Page" style:page-layout-name="Mpm2" style:next-style-name="Standard">
      <style:header>
        <text:tracked-changes>
          <text:changed-region xml:id="ct476528768" text:id="ct476528768">
            <text:deletion>
              <office:change-info>
                <dc:creator>Bob Jacobsen</dc:creator>
                <dc:date>2012-05-28T16:49:00</dc:date>
              </office:change-info>
              <text:p text:style-name="MP5">Preliminary</text:p>
            </text:deletion>
          </text:changed-region>
          <text:changed-region xml:id="ct364035136" text:id="ct364035136">
            <text:insertion>
              <office:change-info>
                <dc:creator>Bob Jacobsen</dc:creator>
                <dc:date>2012-07-22T20:41: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2-07-22T20:46:01">Jul 22, 2012</text:date></text:p>
            </table:table-cell>
            <table:table-cell table:style-name="Table1.C1" office:value-type="string">
              <text:p text:style-name="MP5"><text:change text:change-id="ct476528768"/><text:change-start text:change-id="ct364035136"/>Adopted<text:change-end text:change-id="ct364035136"/></text:p>
            </table:table-cell>
          </table:table-row>
        </table:table>
        <text:p text:style-name="Header"/>
      </style:header>
      <style:footer>
        <text:tracked-changes>
          <text:changed-region xml:id="ct476528992" text:id="ct476528992">
            <text:deletion>
              <office:change-info>
                <dc:creator>Bob Jacobsen</dc:creator>
                <dc:date>2011-07-23T20:06:00</dc:date>
              </office:change-info>
              <text:p text:style-name="MP6"><text:span text:style-name="MT3">Copyright 2010, by J. Day, D. Harris, B. Jacobsen, and A. Shepherd</text:span></text:p>
            </text:deletion>
          </text:changed-region>
          <text:changed-region xml:id="ct476552752" text:id="ct476552752">
            <text:insertion>
              <office:change-info>
                <dc:creator>Bob Jacobsen</dc:creator>
                <dc:date>2011-07-23T20:06:00</dc:date>
              </office:change-info>
            </text:insertion>
          </text:changed-region>
        </text:tracked-changes>
        <text:p text:style-name="MP6"><text:change text:change-id="ct476528992"/><text:change-start text:change-id="ct476552752"/><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76552752"/><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07-22T20:46:01">7/22/2012</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17</meta:editing-cycles>
    <meta:editing-duration>PT14H43M31S</meta:editing-duration>
    <meta:generator>OpenOffice.org/3.3$Unix OpenOffice.org_project/330m20$Build-9567</meta:generator>
    <dc:date>2012-07-22T20:46:01</dc:date>
    <dc:creator>Bob Jacobsen</dc:creator>
    <dc:subject> </dc:subject>
    <meta:document-statistic meta:table-count="1" meta:image-count="1" meta:object-count="0" meta:page-count="6" meta:paragraph-count="94" meta:word-count="2228" meta:character-count="13979"/>
    <meta:user-defined meta:name="Info 1"/>
    <meta:user-defined meta:name="Info 2"/>
    <meta:user-defined meta:name="Info 3"/>
    <meta:user-defined meta:name="Info 4"/>
  </office:meta>
</office:document-meta>
</file>